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8.14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cre_lines and depth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#cells</text:p>
          </table:table-cell>
          <table:table-cell office:value-type="string" calcext:value-type="string">
            <text:p>#experiments</text:p>
          </table:table-cell>
        </table:table-row>
        <table:table-row table:style-name="ro2">
          <table:table-cell table:style-name="ce1" office:value-type="string" calcext:value-type="string">
            <text:p>VISp [175, 185, 205] ['Cux2-CreERT2', 'Emx1-IRES-Cre', 'Slc17a7-IRES2-Cre', 'Slc17a7-IRES2-Cre'] </text:p>
          </table:table-cell>
          <table:table-cell office:value-type="string" calcext:value-type="string">
            <text:p>L2_3_exc_allen_dsi_0.2</text:p>
          </table:table-cell>
          <table:table-cell office:value-type="float" office:value="1178" calcext:value-type="float">
            <text:p>1178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5</text:p>
          </table:table-cell>
          <table:table-cell office:value-type="float" office:value="761" calcext:value-type="float">
            <text:p>761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6</text:p>
          </table:table-cell>
          <table:table-cell office:value-type="float" office:value="612" calcext:value-type="float">
            <text:p>61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8</text:p>
          </table:table-cell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('VISp', [275, 335, 350], ['Cux2-CreERT2', 'Emx1-IRES-Cre', 'Slc17a7-IRES2-Cre', 'Rorb-IRES2-Cre', 'Scnn1a-Tg3-Cre'])</text:p>
          </table:table-cell>
          <table:table-cell office:value-type="string" calcext:value-type="string">
            <text:p>L4_exc_allen_dsi_0.5</text:p>
          </table:table-cell>
          <table:table-cell office:value-type="float" office:value="2626" calcext:value-type="float">
            <text:p>2626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194" calcext:value-type="float">
            <text:p>1194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('VISp', [375, 390, 400], ['Emx1-IRES-Cre', 'Slc17a7-IRES2-Cre', 'Fezf2-CreER', 'Rbp4-Cre_KL100', 'Tlx3-Cre_PL56'])</text:p>
          </table:table-cell>
          <table:table-cell office:value-type="string" calcext:value-type="string">
            <text:p>L5_exc_allen_dsi_0.5</text:p>
          </table:table-cell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271" calcext:value-type="float">
            <text:p>27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('VISp', [550], ['Ntsr1-Cre_GN220'])</text:p>
          </table:table-cell>
          <table:table-cell office:value-type="string" calcext:value-type="string">
            <text:p>L6_exc_allen_dsi_0.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L6_exc_allen_dsi_0.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('VISp', [175, 185, 195, 200, 225, 275], ['Pvalb-IRES-Cre']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,3_vip_allen_dsi_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('VISp', [265, 285, 350], ['Sst-IRES-Cre'])</text:p>
          </table:table-cell>
          <table:table-cell office:value-type="string" calcext:value-type="string">
            <text:p>L4,5_SST_allen_dsi_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style-name="ce1" office:value-type="string" calcext:value-type="string">
            <text:p>VISal [175, 265] ['Cux2-CreERT2', 'Emx1-IRES-Cre', 'Slc17a7-IRES2-Cre'] </text:p>
          </table:table-cell>
          <table:table-cell office:value-type="string" calcext:value-type="string">
            <text:p>L2_3_exc_allen_dsi_0.5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('VISal', [275, 276, 300, 350], ['Cux2-CreERT2', 'Emx1-IRES-Cre', 'Slc17a7-IRES2-Cre', 'Rorb-IRES2-Cre', 'Nr5a1-Cre'])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L4_exc_allen_dsi_0.9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('VISal', [365, 375], ['Emx1-IRES-Cre', 'Rbp4-Cre_KL100']),</text:p>
          </table:table-cell>
          <table:table-cell office:value-type="string" calcext:value-type="string">
            <text:p>L5_exc_allen_dsi_0.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('VISam', [175], ['Cux2-CreERT2', 'Emx1-IRES-Cre', 'Slc17a7-IRES2-Cre'])</text:p>
          </table:table-cell>
          <table:table-cell office:value-type="string" calcext:value-type="string">
            <text:p>L2_3_exc_allen_dsi_0.5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('VISam', [275, 320, 325, 350], ['Cux2-CreERT2', 'Emx1-IRES-Cre', 'Rorb-IRES2-Cre', 'Nr5a1-Cre'])</text:p>
          </table:table-cell>
          <table:table-cell office:value-type="string" calcext:value-type="string">
            <text:p>L4_exc_allen_dsi_0.5</text:p>
          </table:table-cell>
          <table:table-cell office:value-type="float" office:value="272" calcext:value-type="float">
            <text:p>27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('VISam', [375], ['Emx1-IRES-Cre', 'Rbp4-Cre_KL100'])</text:p>
          </table:table-cell>
          <table:table-cell office:value-type="string" calcext:value-type="string">
            <text:p>L5_exc_allen_dsi_0.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('VISl', [175], ['Cux2-CreERT2', 'Emx1-IRES-Cre', 'Slc17a7-IRES2-Cre'])</text:p>
          </table:table-cell>
          <table:table-cell office:value-type="string" calcext:value-type="string">
            <text:p>L2,3_exc_allen_dsi_0.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2,3_exc_allen_dsi_0.9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('VISl', [275, 325, 350], ['Cux2-CreERT2', 'Emx1-IRES-Cre', 'Slc17a7-IRES2-Cre', 'Rorb-IRES2-Cre', 'Nr5a1-Cre'])</text:p>
          </table:table-cell>
          <table:table-cell office:value-type="string" calcext:value-type="string">
            <text:p>L4_exc_allen_dsi_0.5</text:p>
          </table:table-cell>
          <table:table-cell office:value-type="float" office:value="1172" calcext:value-type="float">
            <text:p>1172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454" calcext:value-type="float">
            <text:p>454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('VISl', [375, 400], ['Fezf2-CreER ', 'Rbp4-Cre_KL100', 'Tlx3-Cre_PL56 ', 'Emx1-IRES-Cre', 'Slc17a7-IRES2-Cre', 'Rorb-IRES2-Cre', 'Nr5a1-Cre'])</text:p>
          </table:table-cell>
          <table:table-cell office:value-type="string" calcext:value-type="string">
            <text:p>L5_exc_allen_dsi_0.5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('VISl', [550, 570, 625], ['Ntsr1-Cre_GN220'])</text:p>
          </table:table-cell>
          <table:table-cell office:value-type="string" calcext:value-type="string">
            <text:p>L6_exc_allen_dsi_0.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L6_exc_allen_dsi_0.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('VISl', [175, 250, 275], ['Vip-IRES-Cre'])</text:p>
          </table:table-cell>
          <table:table-cell office:value-type="string" calcext:value-type="string">
            <text:p>L2,3_vip_allen_dsi_0.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L2,3_vip_allen_dsi_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('VISl', [250, 275], ['Sst-IRES-Cre'])</text:p>
          </table:table-cell>
          <table:table-cell office:value-type="string" calcext:value-type="string">
            <text:p>L2,3_sst_allen_dsi_0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>
            <text:p>L2,3_sst_allen_dsi_0.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('VISl', [375], ['Sst-IRES-Cre'])</text:p>
          </table:table-cell>
          <table:table-cell office:value-type="string" calcext:value-type="string">
            <text:p>L5_sst_allen_dsi_0.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('VISpm', [175], ['Cux2-CreERT2', 'Emx1-IRES-Cre', 'Slc17a7-IRES2-Cre'])</text:p>
          </table:table-cell>
          <table:table-cell office:value-type="string" calcext:value-type="string">
            <text:p>L2,3_exc_allen_dsi_0.5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/>
          <table:table-cell office:value-type="string" calcext:value-type="string">
            <text:p>L2,3_exc_allen_dsi_0.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('VISpm', [275, 300, 325, 335, 350], ['Cux2-CreERT2', 'Emx1-IRES-Cre', 'Slc17a7-IRES2-Cre', 'Rorb-IRES2-Cre', 'Nr5a1-Cre'])</text:p>
          </table:table-cell>
          <table:table-cell office:value-type="string" calcext:value-type="string">
            <text:p>L4_exc_allen_dsi_0.5</text:p>
          </table:table-cell>
          <table:table-cell office:value-type="float" office:value="341" calcext:value-type="float">
            <text:p>34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('VISpm', [375], ['Emx1-IRES-Cre', 'Rbp4-Cre_KL100', 'Slc17a7-IRES2-Cre'])</text:p>
          </table:table-cell>
          <table:table-cell office:value-type="string" calcext:value-type="string">
            <text:p>L5_exc_allen_dsi_0.5</text:p>
          </table:table-cell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('VISpm', [550], ['Ntsr1-Cre_GN220'])</text:p>
          </table:table-cell>
          <table:table-cell office:value-type="string" calcext:value-type="string">
            <text:p>L6_exc_allen_dsi_0.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('VISpm', [175, 275], ['Vip-IRES-Cre'])</text:p>
          </table:table-cell>
          <table:table-cell office:value-type="string" calcext:value-type="string">
            <text:p>L2,3_vip_allen_dsi_0.5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<text:s/>('VISpm', [275, 300, 325, 350, 375], ['Sst-IRES-Cre'])</text:p>
          </table:table-cell>
          <table:table-cell office:value-type="string" calcext:value-type="string">
            <text:p>L4_sst_allen_dsi_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string" calcext:value-type="string">
            <text:p>L4_sst_allen_dsi_0.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('VISrl', [175], ['Cux2-CreERT2', 'Emx1-IRES-Cre', 'Slc17a7-IRES2-Cre'])</text:p>
          </table:table-cell>
          <table:table-cell office:value-type="string" calcext:value-type="string">
            <text:p>L2_3_exc_allen_dsi_0.5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('VISrl', [275, 350], ['Cux2-CreERT2', 'Emx1-IRES-Cre', 'Rorb-IRES2-Cre', 'Nr5a1-Cre'])</text:p>
          </table:table-cell>
          <table:table-cell office:value-type="string" calcext:value-type="string">
            <text:p>L4_exc_allen_dsi_0.5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('VISrl', [375], ['Rbp4-Cre_KL100 ', 'Emx1-IRES-Cre', 'Slc17a7-IRES2-Cre'])</text:p>
          </table:table-cell>
          <table:table-cell office:value-type="string" calcext:value-type="string">
            <text:p>L5_exc_allen_dsi_0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0:57:56.234386326</meta:creation-date>
    <dc:date>2019-09-04T20:44:53.873701926</dc:date>
    <meta:editing-duration>PT3H42M18S</meta:editing-duration>
    <meta:editing-cycles>47</meta:editing-cycles>
    <meta:generator>LibreOffice/6.2.6.2$Linux_X86_64 LibreOffice_project/20$Build-2</meta:generator>
    <meta:document-statistic meta:table-count="1" meta:cell-count="180" meta:object-count="0"/>
  </office:meta>
</office:document-meta>
</file>